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son.get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Perso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setAge( int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BodyTests.j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ersonController.get( @ PathVariable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